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173" officeooo:paragraph-rsid="000b3173"/>
    </style:style>
    <style:style style:name="P2" style:family="paragraph" style:parent-style-name="Standard">
      <style:text-properties officeooo:rsid="000ccb3d" officeooo:paragraph-rsid="000ccb3d"/>
    </style:style>
    <style:style style:name="P3" style:family="paragraph" style:parent-style-name="Standard">
      <style:text-properties officeooo:rsid="000e0d50" officeooo:paragraph-rsid="000e0d50"/>
    </style:style>
    <style:style style:name="P4" style:family="paragraph" style:parent-style-name="Standard">
      <style:text-properties officeooo:rsid="000e592f" officeooo:paragraph-rsid="000e592f"/>
    </style:style>
    <style:style style:name="P5" style:family="paragraph" style:parent-style-name="Standard">
      <style:text-properties officeooo:rsid="00102a03" officeooo:paragraph-rsid="00102a03"/>
    </style:style>
    <style:style style:name="P6" style:family="paragraph" style:parent-style-name="Standard">
      <style:text-properties officeooo:rsid="0010e249" officeooo:paragraph-rsid="0010e249"/>
    </style:style>
    <style:style style:name="P7" style:family="paragraph" style:parent-style-name="Standard">
      <style:text-properties officeooo:rsid="00141ddd" officeooo:paragraph-rsid="00141ddd"/>
    </style:style>
    <style:style style:name="P8" style:family="paragraph" style:parent-style-name="Standard">
      <style:text-properties fo:font-weight="bold" officeooo:rsid="00160651" officeooo:paragraph-rsid="00160651" style:font-weight-asian="bold" style:font-weight-complex="bold"/>
    </style:style>
    <style:style style:name="P9" style:family="paragraph" style:parent-style-name="Standard" style:list-style-name="L1">
      <style:text-properties fo:font-weight="bold" officeooo:rsid="00160651" officeooo:paragraph-rsid="00160651" style:font-weight-asian="bold" style:font-weight-complex="bold"/>
    </style:style>
    <style:style style:name="P10" style:family="paragraph" style:parent-style-name="Header">
      <style:text-properties officeooo:rsid="000b3173" officeooo:paragraph-rsid="000b31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61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/>
    </style:style>
    <style:style style:name="T5" style:family="text">
      <style:text-properties fo:color="#ce181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CTAD → administra o SGP e o SGPC.</text:p>
      <text:p text:style-name="P1"/>
      <text:p text:style-name="P2">Reuniões de cúpula da UNCTAD devem ocorrer com periodicidade <text:span text:style-name="T1">não superior a 4 anos</text:span><text:span text:style-name="T3">.</text:span></text:p>
      <text:p text:style-name="P2"><text:span text:style-name="T3"/></text:p>
      <text:p text:style-name="P2"><text:span text:style-name="T3">Objetivo central da UNCTAD → promoção do desenvolvimento dos PED’s.</text:span></text:p>
      <text:p text:style-name="P2"><text:span text:style-name="T3"/></text:p>
      <text:p text:style-name="P3"><text:span text:style-name="T3">A atuação da UNCTAD </text:span><text:span text:style-name="T1">não</text:span><text:span text:style-name="T3"> se limita ao campo comercial, abrangendo também os investimentos e as oportunidades de desenvolvimento deles decorrentes.</text:span></text:p>
      <text:p text:style-name="P3"><text:span text:style-name="T3"/></text:p>
      <text:p text:style-name="P4"><text:span text:style-name="T3">Uma de suas funções é </text:span><text:span text:style-name="T1">prover assistência técnica</text:span><text:span text:style-name="T3"> </text:span><text:span text:style-name="T1">aos PED’s</text:span><text:span text:style-name="T3"> (aplicação de instrumentos de política comercial), tendo atenção especial às necessidades dos PMDR’s.</text:span></text:p>
      <text:p text:style-name="P4"><text:span text:style-name="T3"/></text:p>
      <text:p text:style-name="P5"><text:span text:style-name="T3">A UNCTAD </text:span><text:span text:style-name="T1">não é responsável </text:span><text:span text:style-name="T3">pela </text:span><text:span text:style-name="T1">implementação</text:span><text:span text:style-name="T3"> das regras comerciais definidas multilateralmente. Esse é o papel da OMC. A UNCTAD </text:span><text:span text:style-name="T1">discute</text:span><text:span text:style-name="T3"> como tais regras podem favorecer os PED’s.</text:span></text:p>
      <text:p text:style-name="P5"><text:span text:style-name="T3"/></text:p>
      <text:p text:style-name="P6"><text:span text:style-name="T3">Fazem parte da UNCTAD </text:span><text:span text:style-name="T1">todos</text:span><text:span text:style-name="T3"> os membros da </text:span><text:span text:style-name="T2">ONU</text:span><text:span text:style-name="T3">.</text:span></text:p>
      <text:p text:style-name="P6"><text:span text:style-name="T3"/></text:p>
      <text:p text:style-name="P7"><text:span text:style-name="T3">A UNCTAD foi criada em </text:span><text:span text:style-name="T1">1964</text:span><text:span text:style-name="T3"> em Genebra pelos PED’s com forte influência da CEPAL.</text:span></text:p>
      <text:p text:style-name="P7"><text:span text:style-name="T3"/></text:p>
      <text:p text:style-name="P8">SGP<text:span text:style-name="T3">:</text:span></text:p>
      <text:list xml:id="list852024773" text:style-name="L1">
        <text:list-item>
          <text:p text:style-name="P9"><text:span text:style-name="T3">PD’s concedem preferências tarifárias aos PED’s </text:span>sem exigência<text:span text:style-name="T3"> de reciprocidade e </text:span>sem obedecer a NMF<text:span text:style-name="T3">;</text:span></text:p>
        </text:list-item>
        <text:list-item>
          <text:p text:style-name="P9">Cláusula de Habilitação<text:span text:style-name="T3"> (surgiu na Rodade Tokyo) → PED’s merecem tratamento especial e diferenciado nas relações comerciais, admitindo-se que:</text:span></text:p>
          <text:list>
            <text:list-item>
              <text:p text:style-name="P9"><text:span text:style-name="T3">PD’s concedam </text:span>preferências tarifárias<text:span text:style-name="T3"> aos PED’s sem estendê-las a terceiros países, ao amparo do SGP;</text:span></text:p>
            </text:list-item>
            <text:list-item>
              <text:p text:style-name="P9"><text:span text:style-name="T3">PED’s celebrem </text:span>acordos regionais entre si<text:span text:style-name="T3"> para a redução ou eliminação mútua de tarifas; </text:span><text:span text:style-name="T5">[acordos regionais estão sujeitos a </text:span><text:span text:style-name="T4">requisitos mais flexíveis</text:span><text:span text:style-name="T5"> do que os previstos no GATT]</text:span></text:p>
            </text:list-item>
          </text:list>
        </text:list-item>
        <text:list-item>
          <text:p text:style-name="P9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3173" officeooo:paragraph-rsid="000b31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SGP e SGPC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0:59:53.292000000</meta:creation-date>
    <dc:date>2018-05-28T21:30:59.466000000</dc:date>
    <meta:editing-duration>PT31M3S</meta:editing-duration>
    <meta:editing-cycles>10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5" meta:word-count="216" meta:character-count="1347" meta:non-whitespace-character-count="1149"/>
  </office:meta>
</office:document-meta>
</file>